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1.8mm"/>
    </style:style>
    <style:style style:name="co17" style:family="table-column">
      <style:table-column-properties fo:break-before="auto" style:column-width="26.67mm"/>
    </style:style>
    <style:style style:name="co18" style:family="table-column">
      <style:table-column-properties fo:break-before="auto" style:column-width="25.59mm"/>
    </style:style>
    <style:style style:name="co19" style:family="table-column">
      <style:table-column-properties fo:break-before="auto" style:column-width="42.47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5.22mm"/>
    </style:style>
    <style:style style:name="co23" style:family="table-column">
      <style:table-column-properties fo:break-before="auto" style:column-width="22.68mm"/>
    </style:style>
    <style:style style:name="co24" style:family="table-column">
      <style:table-column-properties fo:break-before="auto" style:column-width="25.05mm"/>
    </style:style>
    <style:style style:name="co25" style:family="table-column">
      <style:table-column-properties fo:break-before="auto" style:column-width="23.41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6.7mm" fo:break-before="auto" style:use-optimal-row-height="false"/>
    </style:style>
    <style:style style:name="ro10" style:family="table-row">
      <style:table-row-properties style:row-height="3mm" fo:break-before="page" style:use-optimal-row-height="false"/>
    </style:style>
    <style:style style:name="ro11" style:family="table-row">
      <style:table-row-properties style:row-height="6.53mm" fo:break-before="auto" style:use-optimal-row-height="false"/>
    </style:style>
    <style:style style:name="ro12" style:family="table-row">
      <style:table-row-properties style:row-height="3.18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3.35mm" fo:break-before="auto" style:use-optimal-row-height="false"/>
    </style:style>
    <style:style style:name="ro17" style:family="table-row">
      <style:table-row-properties style:row-height="2.47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53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4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35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9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1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2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23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120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1pt" style:font-size-asian="11pt" style:font-size-complex="11pt"/>
    </style:style>
    <style:style style:name="ce24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1pt" style:font-size-asian="11pt" style:font-size-complex="11pt"/>
    </style:style>
    <style:style style:name="ce24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1pt" style:font-size-asian="11pt" style:font-size-complex="11pt"/>
    </style:style>
    <style:style style:name="ce249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font-name="Sans" fo:font-size="11pt" style:font-size-asian="11pt" style:font-size-complex="11pt"/>
    </style:style>
    <style:style style:name="ce25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Sans" fo:font-size="11pt" style:font-size-asian="11pt" style:font-size-complex="11pt"/>
    </style:style>
    <style:style style:name="ce254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Sans" fo:font-size="11pt" style:font-size-asian="11pt" style:font-size-complex="11pt"/>
    </style:style>
    <style:style style:name="ce255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font-name="Sans" fo:font-size="11pt" style:font-size-asian="11pt" style:font-size-complex="11pt"/>
    </style:style>
    <style:style style:name="ce28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83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8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size="11pt" style:font-size-asian="11pt" style:font-size-complex="11pt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28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303" style:family="table-cell" style:parent-style-name="Default" style:data-style-name="N4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4" style:family="table-cell" style:parent-style-name="Default" style:data-style-name="N4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5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06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0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</style:style>
    <style:style style:name="ce312" style:family="table-cell" style:parent-style-name="Default" style:data-style-name="N1">
      <style:table-cell-properties fo:border-bottom="0.06pt solid #000000" fo:background-color="#ffffff" fo:border-left="0.06pt solid #000000" fo:border-right="0.06pt solid #000000" fo:border-top="none"/>
    </style:style>
    <style:style style:name="ce313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15" style:family="table-cell" style:parent-style-name="Default" style:data-style-name="N14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6" style:family="table-cell" style:parent-style-name="Default" style:data-style-name="N14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7" style:family="table-cell" style:parent-style-name="Default" style:data-style-name="N137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8" style:family="table-cell" style:parent-style-name="Default" style:data-style-name="N137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9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  <style:text-properties fo:color="#000000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2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334" style:family="table-cell" style:parent-style-name="Default" style:data-style-name="N3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style:font-name="Sans" fo:font-size="11pt" style:font-size-asian="11pt" style:font-size-complex="11pt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291" style:family="table-cell" style:parent-style-name="Default">
      <style:table-cell-properties fo:background-color="#ffff99"/>
      <style:text-properties fo:color="#ce181e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4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  <style:text-properties fo:color="#ce181e"/>
    </style:style>
    <style:style style:name="ce342" style:family="table-cell" style:parent-style-name="Default" style:data-style-name="N1">
      <style:table-cell-properties fo:border-bottom="none" fo:background-color="#ffff99" fo:border-left="0.06pt solid #000000" fo:border-right="0.06pt solid #000000" fo:border-top="none"/>
      <style:text-properties fo:color="#ce181e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style-name="ce2" table:number-columns-repeated="101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style-name="ce2" table:number-columns-repeated="101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style-name="ce2" table:number-columns-repeated="101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style-name="ce2" table:number-columns-repeated="101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style-name="ce2" table:number-columns-repeated="101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style-name="ce2" table:number-columns-repeated="101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style-name="ce2" table:number-columns-repeated="101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style-name="ce2" table:number-columns-repeated="101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style-name="ce2" table:number-columns-repeated="101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style-name="ce2" table:number-columns-repeated="101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41" office:value-type="float" office:value="1433783686" calcext:value-type="float">
            <text:p>1,433,783,686</text:p>
          </table:table-cell>
          <table:table-cell table:style-name="ce46" table:formula="of:=[.F11]*1000000/[.H11]" office:value-type="float" office:value="3.71534426846589" calcext:value-type="float">
            <text:p>3.72</text:p>
          </table:table-cell>
          <table:table-cell table:style-name="ce53" table:formula="of:=[.G11]*1000000/[.H11]" office:value-type="float" office:value="0.243411892189712" calcext:value-type="float">
            <text:p>0.243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41" office:value-type="float" office:value="7436154" calcext:value-type="float">
            <text:p>7,436,154</text:p>
          </table:table-cell>
          <table:table-cell table:style-name="ce46" table:formula="of:=[.F12]*1000000/[.H12]" office:value-type="float" office:value="236.009098251596" calcext:value-type="float">
            <text:p>236.01</text:p>
          </table:table-cell>
          <table:table-cell table:style-name="ce53" table:formula="of:=[.G12]*1000000/[.H12]" office:value-type="float" office:value="40.2089574799016" calcext:value-type="float">
            <text:p>40.209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41" office:value-type="float" office:value="23773876" calcext:value-type="float">
            <text:p>23,773,876</text:p>
          </table:table-cell>
          <table:table-cell table:style-name="ce46" table:formula="of:=[.F13]*1000000/[.H13]" office:value-type="float" office:value="14.5537900508945" calcext:value-type="float">
            <text:p>14.55</text:p>
          </table:table-cell>
          <table:table-cell table:style-name="ce53" table:formula="of:=[.G13]*1000000/[.H13]" office:value-type="float" office:value="3.07059732287659" calcext:value-type="float">
            <text:p>3.070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41" office:value-type="float" office:value="37968566" calcext:value-type="float">
            <text:p>37,968,566</text:p>
          </table:table-cell>
          <table:table-cell table:style-name="ce46" table:formula="of:=[.F14]*1000000/[.H14]" office:value-type="float" office:value="6.61073162468132" calcext:value-type="float">
            <text:p>6.61</text:p>
          </table:table-cell>
          <table:table-cell table:style-name="ce53" table:formula="of:=[.G14]*1000000/[.H14]" office:value-type="float" office:value="1.13251577633983" calcext:value-type="float">
            <text:p>1.132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42" office:value-type="float" office:value="5804337" calcext:value-type="float">
            <text:p>5,804,337</text:p>
          </table:table-cell>
          <table:table-cell table:style-name="ce47" table:formula="of:=[.F15]*1000000/[.H15]" office:value-type="float" office:value="41.0038217973905" calcext:value-type="float">
            <text:p>41.00</text:p>
          </table:table-cell>
          <table:table-cell table:style-name="ce54" table:formula="of:=[.G15]*1000000/[.H15]" office:value-type="float" office:value="5.68540386266338" calcext:value-type="float">
            <text:p>5.6854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101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感染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48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ce59" table:formula="of:=[.F20]/[.G20]" office:value-type="float" office:value="165.18896064685" calcext:value-type="float">
            <text:p>165</text:p>
          </table:table-cell>
          <table:table-cell table:number-columns-repeated="101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101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101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2" table:number-rows-repeated="1047997">
          <table:table-cell table:number-columns-repeated="1024"/>
        </table:table-row>
        <table:table-row table:style-name="ro8" table:number-rows-repeated="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uropeEastAsia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:</text:p>
          </table:table-cell>
          <table:table-cell table:style-name="ce245" office:value-type="string" calcext:value-type="string">
            <text:p>2020-03-3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2">
          <table:table-cell table:style-name="ce8"/>
          <table:table-cell table:style-name="ce88" office:value-type="string" calcext:value-type="string">
            <text:p>European countries and terretories 歐洲國家或地區 <text:s text:c="2"/>COVID-19</text:p>
          </table:table-cell>
          <table:table-cell table:style-name="ce139" table:number-columns-repeated="7"/>
          <table:table-cell table:style-name="ce246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1014"/>
        </table:table-row>
        <table:table-row table:style-name="ro9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66" office:value-type="float" office:value="97689" calcext:value-type="float">
            <text:p>97689</text:p>
          </table:table-cell>
          <table:table-cell table:style-name="ce166" office:value-type="float" office:value="10779" calcext:value-type="float">
            <text:p>10779</text:p>
          </table:table-cell>
          <table:table-cell table:style-name="ce213" office:value-type="float" office:value="60550075" calcext:value-type="float">
            <text:p>60,550,075</text:p>
          </table:table-cell>
          <table:table-cell table:style-name="ce223" table:formula="of:=[.F9]*1000000/[.H9]" office:value-type="float" office:value="1613.35886041429" calcext:value-type="float">
            <text:p>1613.36</text:p>
          </table:table-cell>
          <table:table-cell table:style-name="ce259" table:formula="of:=[.G9]*100000/[.H9]" office:value-type="float" office:value="17.8017946303122" calcext:value-type="float">
            <text:p>17.801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66" office:value-type="float" office:value="80110" calcext:value-type="float">
            <text:p>80110</text:p>
          </table:table-cell>
          <table:table-cell table:style-name="ce166" office:value-type="float" office:value="6803" calcext:value-type="float">
            <text:p>6803</text:p>
          </table:table-cell>
          <table:table-cell table:style-name="ce213" office:value-type="float" office:value="46736776" calcext:value-type="float">
            <text:p>46,736,776</text:p>
          </table:table-cell>
          <table:table-cell table:style-name="ce223" table:formula="of:=[.F10]*1000000/[.H10]" office:value-type="float" office:value="1714.06773971743" calcext:value-type="float">
            <text:p>1714.07</text:p>
          </table:table-cell>
          <table:table-cell table:style-name="ce259" table:formula="of:=[.G10]*100000/[.H10]" office:value-type="float" office:value="14.5559890566692" calcext:value-type="float">
            <text:p>14.556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66" office:value-type="float" office:value="62440" calcext:value-type="float">
            <text:p>62440</text:p>
          </table:table-cell>
          <table:table-cell table:style-name="ce166" office:value-type="float" office:value="541" calcext:value-type="float">
            <text:p>541</text:p>
          </table:table-cell>
          <table:table-cell table:style-name="ce213" office:value-type="float" office:value="83517045" calcext:value-type="float">
            <text:p>83,517,045</text:p>
          </table:table-cell>
          <table:table-cell table:style-name="ce223" table:formula="of:=[.F11]*1000000/[.H11]" office:value-type="float" office:value="747.631815756891" calcext:value-type="float">
            <text:p>747.63</text:p>
          </table:table-cell>
          <table:table-cell table:style-name="ce259" table:formula="of:=[.G11]*100000/[.H11]" office:value-type="float" office:value="0.647771960801535" calcext:value-type="float">
            <text:p>0.647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66" office:value-type="float" office:value="40174" calcext:value-type="float">
            <text:p>40174</text:p>
          </table:table-cell>
          <table:table-cell table:style-name="ce166" office:value-type="float" office:value="2606" calcext:value-type="float">
            <text:p>2606</text:p>
          </table:table-cell>
          <table:table-cell table:style-name="ce213" office:value-type="float" office:value="65129728" calcext:value-type="float">
            <text:p>65,129,728</text:p>
          </table:table-cell>
          <table:table-cell table:style-name="ce223" table:formula="of:=[.F12]*1000000/[.H12]" office:value-type="float" office:value="616.830458742281" calcext:value-type="float">
            <text:p>616.83</text:p>
          </table:table-cell>
          <table:table-cell table:style-name="ce259" table:formula="of:=[.G12]*100000/[.H12]" office:value-type="float" office:value="4.00124502285654" calcext:value-type="float">
            <text:p>4.001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66" office:value-type="float" office:value="19569" calcext:value-type="float">
            <text:p>19569</text:p>
          </table:table-cell>
          <table:table-cell table:style-name="ce166" office:value-type="float" office:value="1228" calcext:value-type="float">
            <text:p>1228</text:p>
          </table:table-cell>
          <table:table-cell table:style-name="ce213" office:value-type="float" office:value="67530172" calcext:value-type="float">
            <text:p>67,530,172</text:p>
          </table:table-cell>
          <table:table-cell table:style-name="ce223" table:formula="of:=[.F13]*1000000/[.H13]" office:value-type="float" office:value="289.781580890983" calcext:value-type="float">
            <text:p>289.78</text:p>
          </table:table-cell>
          <table:table-cell table:style-name="ce259" table:formula="of:=[.G13]*100000/[.H13]" office:value-type="float" office:value="1.81844642717629" calcext:value-type="float">
            <text:p>1.818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66" office:value-type="float" office:value="14944" calcext:value-type="float">
            <text:p>14944</text:p>
          </table:table-cell>
          <table:table-cell table:style-name="ce166" office:value-type="float" office:value="300" calcext:value-type="float">
            <text:p>300</text:p>
          </table:table-cell>
          <table:table-cell table:style-name="ce213" office:value-type="float" office:value="8591365" calcext:value-type="float">
            <text:p>8,591,365</text:p>
          </table:table-cell>
          <table:table-cell table:style-name="ce223" table:formula="of:=[.F14]*1000000/[.H14]" office:value-type="float" office:value="1739.42091856184" calcext:value-type="float">
            <text:p>1739.42</text:p>
          </table:table-cell>
          <table:table-cell table:style-name="ce259" table:formula="of:=[.G14]*100000/[.H14]" office:value-type="float" office:value="3.49187818233773" calcext:value-type="float">
            <text:p>3.4919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0" calcext:value-type="float">
            <text:p>10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203" office:value-type="float" office:value="10923" calcext:value-type="float">
            <text:p>10923</text:p>
          </table:table-cell>
          <table:table-cell table:style-name="ce203" office:value-type="float" office:value="772" calcext:value-type="float">
            <text:p>772</text:p>
          </table:table-cell>
          <table:table-cell table:style-name="ce213" office:value-type="float" office:value="17097130" calcext:value-type="float">
            <text:p>17,097,130</text:p>
          </table:table-cell>
          <table:table-cell table:style-name="ce223" table:formula="of:=[.F15]*1000000/[.H15]" office:value-type="float" office:value="638.879156911131" calcext:value-type="float">
            <text:p>638.88</text:p>
          </table:table-cell>
          <table:table-cell table:style-name="ce259" table:formula="of:=[.G15]*100000/[.H15]" office:value-type="float" office:value="4.515377727139" calcext:value-type="float">
            <text:p>4.515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203" office:value-type="float" office:value="11899" calcext:value-type="float">
            <text:p>11899</text:p>
          </table:table-cell>
          <table:table-cell table:style-name="ce203" office:value-type="float" office:value="531" calcext:value-type="float">
            <text:p>531</text:p>
          </table:table-cell>
          <table:table-cell table:style-name="ce213" office:value-type="float" office:value="11539328" calcext:value-type="float">
            <text:p>11,539,328</text:p>
          </table:table-cell>
          <table:table-cell table:style-name="ce223" table:formula="of:=[.F16]*1000000/[.H16]" office:value-type="float" office:value="1031.16923273175" calcext:value-type="float">
            <text:p>1031.17</text:p>
          </table:table-cell>
          <table:table-cell table:style-name="ce259" table:formula="of:=[.G16]*100000/[.H16]" office:value-type="float" office:value="4.60165444642877" calcext:value-type="float">
            <text:p>4.601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4" calcext:value-type="float">
            <text:p>14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66" office:value-type="float" office:value="8774" calcext:value-type="float">
            <text:p>8774</text:p>
          </table:table-cell>
          <table:table-cell table:style-name="ce166" office:value-type="float" office:value="86" calcext:value-type="float">
            <text:p>86</text:p>
          </table:table-cell>
          <table:table-cell table:style-name="ce213" office:value-type="float" office:value="8955102" calcext:value-type="float">
            <text:p>8,955,102</text:p>
          </table:table-cell>
          <table:table-cell table:style-name="ce223" table:formula="of:=[.F17]*1000000/[.H17]" office:value-type="float" office:value="979.776668093786" calcext:value-type="float">
            <text:p>979.78</text:p>
          </table:table-cell>
          <table:table-cell table:style-name="ce259" table:formula="of:=[.G17]*100000/[.H17]" office:value-type="float" office:value="0.960346403647887" calcext:value-type="float">
            <text:p>0.960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203" office:value-type="float" office:value="5962" calcext:value-type="float">
            <text:p>5962</text:p>
          </table:table-cell>
          <table:table-cell table:style-name="ce203" office:value-type="float" office:value="119" calcext:value-type="float">
            <text:p>119</text:p>
          </table:table-cell>
          <table:table-cell table:style-name="ce213" office:value-type="float" office:value="5378857" calcext:value-type="float">
            <text:p>5,378,857</text:p>
          </table:table-cell>
          <table:table-cell table:style-name="ce223" table:formula="of:=[.F18]*1000000/[.H18]" office:value-type="float" office:value="1108.41392511457" calcext:value-type="float">
            <text:p>1108.41</text:p>
          </table:table-cell>
          <table:table-cell table:style-name="ce259" table:formula="of:=[.G18]*100000/[.H18]" office:value-type="float" office:value="2.2123659357369" calcext:value-type="float">
            <text:p>2.212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205"/>
          <table:table-cell table:style-name="ce202" table:number-columns-repeated="2"/>
          <table:table-cell table:style-name="ce225"/>
          <table:table-cell table:style-name="ce267"/>
          <table:table-cell table:number-columns-repeated="1014"/>
        </table:table-row>
        <table:table-row table:style-name="ro2">
          <table:table-cell table:style-name="ce8"/>
          <table:table-cell table:style-name="ce95" office:value-type="string" calcext:value-type="string">
            <text:p>European Total</text:p>
          </table:table-cell>
          <table:table-cell table:style-name="ce159"/>
          <table:table-cell table:style-name="ce159" office:value-type="string" calcext:value-type="string">
            <text:p>歐洲總計</text:p>
          </table:table-cell>
          <table:table-cell table:style-name="ce159"/>
          <table:table-cell table:style-name="ce166" table:formula="of:=SUM([.F9:.F18])" office:value-type="float" office:value="352484" calcext:value-type="float">
            <text:p>352484</text:p>
          </table:table-cell>
          <table:table-cell table:style-name="ce166" table:formula="of:=SUM([.G9:.G18])" office:value-type="float" office:value="23765" calcext:value-type="float">
            <text:p>23765</text:p>
          </table:table-cell>
          <table:table-cell table:style-name="ce213" table:formula="of:=SUM([.H9:.H18])" office:value-type="float" office:value="375025578" calcext:value-type="float">
            <text:p>375,025,578</text:p>
          </table:table-cell>
          <table:table-cell table:style-name="ce223" table:formula="of:=[.F20]*1000000/[.H20]" office:value-type="float" office:value="939.893225096236" calcext:value-type="float">
            <text:p>939.89</text:p>
          </table:table-cell>
          <table:table-cell table:style-name="ce223" table:formula="of:=[.G20]*1000000/[.H20]" office:value-type="float" office:value="63.369011059827" calcext:value-type="float">
            <text:p>63.3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101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1014"/>
        </table:table-row>
        <table:table-row table:style-name="ro10">
          <table:table-cell table:style-name="ce8"/>
          <table:table-cell table:style-name="ce122" table:number-columns-repeated="8"/>
          <table:table-cell table:style-name="ce269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:</text:p>
          </table:table-cell>
          <table:table-cell table:style-name="ce245" table:formula="of:=[.J2]" office:value-type="string" office:string-value="2020-03-30" calcext:value-type="string">
            <text:p>2020-03-3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2">
          <table:table-cell table:style-name="ce8"/>
          <table:table-cell table:style-name="ce98" office:value-type="string" calcext:value-type="string">
            <text:p>East Asian countries and territories <text:s/>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1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204" office:value-type="string" calcext:value-type="string">
            <text:p>China (mainland)</text:p>
          </table:table-cell>
          <table:table-cell table:style-name="ce204" office:value-type="string" calcext:value-type="string">
            <text:p>中國大陸</text:p>
          </table:table-cell>
          <table:table-cell table:style-name="ce204" office:value-type="float" office:value="81470" calcext:value-type="float">
            <text:p>81470</text:p>
          </table:table-cell>
          <table:table-cell table:style-name="ce204" office:value-type="float" office:value="3304" calcext:value-type="float">
            <text:p>3304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32]*1000000/[.H32]" office:value-type="float" office:value="56.8216815378104" calcext:value-type="float">
            <text:p>56.82</text:p>
          </table:table-cell>
          <table:table-cell table:style-name="ce271" table:formula="of:=[.G32]*100000/[.H32]" office:value-type="float" office:value="0.230439224009974" calcext:value-type="float">
            <text:p>0.230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2" calcext:value-type="float">
            <text:p>12</text:p>
          </table:table-cell>
          <table:table-cell table:style-name="ce204" office:value-type="string" calcext:value-type="string">
            <text:p>South Korea</text:p>
          </table:table-cell>
          <table:table-cell table:style-name="ce204" office:value-type="string" calcext:value-type="string">
            <text:p>南韓</text:p>
          </table:table-cell>
          <table:table-cell table:style-name="ce204" office:value-type="float" office:value="9661" calcext:value-type="float">
            <text:p>9661</text:p>
          </table:table-cell>
          <table:table-cell table:style-name="ce204" office:value-type="float" office:value="158" calcext:value-type="float">
            <text:p>158</text:p>
          </table:table-cell>
          <table:table-cell table:style-name="ce251" office:value-type="float" office:value="51225308" calcext:value-type="float">
            <text:p>51,225,308</text:p>
          </table:table-cell>
          <table:table-cell table:style-name="ce257" table:formula="of:=[.F33]*1000000/[.H33]" office:value-type="float" office:value="188.598182757632" calcext:value-type="float">
            <text:p>188.60</text:p>
          </table:table-cell>
          <table:table-cell table:style-name="ce271" table:formula="of:=[.G33]*100000/[.H33]" office:value-type="float" office:value="0.308441288435006" calcext:value-type="float">
            <text:p>0.308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203" office:value-type="float" office:value="2470" calcext:value-type="float">
            <text:p>2470</text:p>
          </table:table-cell>
          <table:table-cell table:style-name="ce203" office:value-type="float" office:value="34" calcext:value-type="float">
            <text:p>34</text:p>
          </table:table-cell>
          <table:table-cell table:style-name="ce251" office:value-type="float" office:value="31949777" calcext:value-type="float">
            <text:p>31,949,777</text:p>
          </table:table-cell>
          <table:table-cell table:style-name="ce257" table:formula="of:=[.F34]*1000000/[.H34]" office:value-type="float" office:value="77.3088337987461" calcext:value-type="float">
            <text:p>77.31</text:p>
          </table:table-cell>
          <table:table-cell table:style-name="ce271" table:formula="of:=[.G34]*100000/[.H34]" office:value-type="float" office:value="0.106417018184509" calcext:value-type="float">
            <text:p>0.106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29" calcext:value-type="float">
            <text:p>29</text:p>
          </table:table-cell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203" office:value-type="float" office:value="1866" calcext:value-type="float">
            <text:p>1866</text:p>
          </table:table-cell>
          <table:table-cell table:style-name="ce203" office:value-type="float" office:value="54" calcext:value-type="float">
            <text:p>54</text:p>
          </table:table-cell>
          <table:table-cell table:style-name="ce251" office:value-type="float" office:value="126860301" calcext:value-type="float">
            <text:p>126,860,301</text:p>
          </table:table-cell>
          <table:table-cell table:style-name="ce257" table:formula="of:=[.F35]*1000000/[.H35]" office:value-type="float" office:value="14.709093272607" calcext:value-type="float">
            <text:p>14.71</text:p>
          </table:table-cell>
          <table:table-cell table:style-name="ce271" table:formula="of:=[.G35]*100000/[.H35]" office:value-type="float" office:value="0.0425665078628499" calcext:value-type="float">
            <text:p>0.042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203" office:value-type="float" office:value="1546" calcext:value-type="float">
            <text:p>1546</text:p>
          </table:table-cell>
          <table:table-cell table:style-name="ce203" office:value-type="float" office:value="78" calcext:value-type="float">
            <text:p>78</text:p>
          </table:table-cell>
          <table:table-cell table:style-name="ce251" office:value-type="float" office:value="270625568" calcext:value-type="float">
            <text:p>270,625,568</text:p>
          </table:table-cell>
          <table:table-cell table:style-name="ce257" table:formula="of:=[.F36]*1000000/[.H36]" office:value-type="float" office:value="5.71269008846939" calcext:value-type="float">
            <text:p>5.71</text:p>
          </table:table-cell>
          <table:table-cell table:style-name="ce271" table:formula="of:=[.G36]*100000/[.H36]" office:value-type="float" office:value="0.0288221104075429" calcext:value-type="float">
            <text:p>0.028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204" office:value-type="float" office:value="1524" calcext:value-type="float">
            <text:p>1524</text:p>
          </table:table-cell>
          <table:table-cell table:style-name="ce204" office:value-type="float" office:value="9" calcext:value-type="float">
            <text:p>9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37]*1000000/[.H37]" office:value-type="float" office:value="262.562287475727" calcext:value-type="float">
            <text:p>262.56</text:p>
          </table:table-cell>
          <table:table-cell table:style-name="ce271" table:formula="of:=[.G37]*100000/[.H37]" office:value-type="float" office:value="0.155056468981729" calcext:value-type="float">
            <text:p>0.155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204" office:value-type="float" office:value="1414" calcext:value-type="float">
            <text:p>1414</text:p>
          </table:table-cell>
          <table:table-cell table:style-name="ce204" office:value-type="float" office:value="122" calcext:value-type="float">
            <text:p>122</text:p>
          </table:table-cell>
          <table:table-cell table:style-name="ce251" office:value-type="float" office:value="108116615" calcext:value-type="float">
            <text:p>108,116,615</text:p>
          </table:table-cell>
          <table:table-cell table:style-name="ce257" table:formula="of:=[.F38]*1000000/[.H38]" office:value-type="float" office:value="13.0784708714752" calcext:value-type="float">
            <text:p>13.08</text:p>
          </table:table-cell>
          <table:table-cell table:style-name="ce271" table:formula="of:=[.G38]*100000/[.H38]" office:value-type="float" office:value="0.112841120673266" calcext:value-type="float">
            <text:p>0.112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7" calcext:value-type="float">
            <text:p>47</text:p>
          </table:table-cell>
          <table:table-cell table:style-name="ce8" office:value-type="string" calcext:value-type="string">
            <text:p>Singapore</text:p>
          </table:table-cell>
          <table:table-cell table:style-name="ce178" office:value-type="string" calcext:value-type="string">
            <text:p>新加玻</text:p>
          </table:table-cell>
          <table:table-cell table:style-name="ce178" office:value-type="float" office:value="844" calcext:value-type="float">
            <text:p>844</text:p>
          </table:table-cell>
          <table:table-cell table:style-name="ce8" office:value-type="float" office:value="3" calcext:value-type="float">
            <text:p>3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39]*1000000/[.H39]" office:value-type="float" office:value="145.408510911754" calcext:value-type="float">
            <text:p>145.41</text:p>
          </table:table-cell>
          <table:table-cell table:style-name="ce271" table:formula="of:=[.G39]*100000/[.H39]" office:value-type="float" office:value="0.0516854896605762" calcext:value-type="float">
            <text:p>0.051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204" office:value-type="float" office:value="641" calcext:value-type="float">
            <text:p>641</text:p>
          </table:table-cell>
          <table:table-cell table:style-name="ce204" office:value-type="float" office:value="4" calcext:value-type="float">
            <text:p>4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40]*1000000/[.H40]" office:value-type="float" office:value="86.2004740622639" calcext:value-type="float">
            <text:p>86.20</text:p>
          </table:table-cell>
          <table:table-cell table:style-name="ce271" table:formula="of:=[.G40]*100000/[.H40]" office:value-type="float" office:value="0.0537912474647513" calcext:value-type="float">
            <text:p>0.053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7" calcext:value-type="float">
            <text:p>77</text:p>
          </table:table-cell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204" office:value-type="float" office:value="306" calcext:value-type="float">
            <text:p>306</text:p>
          </table:table-cell>
          <table:table-cell table:style-name="ce204" office:value-type="float" office:value="5" calcext:value-type="float">
            <text:p>5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41]*1000000/[.H41]" office:value-type="float" office:value="12.8712709698663" calcext:value-type="float">
            <text:p>12.87</text:p>
          </table:table-cell>
          <table:table-cell table:style-name="ce271" table:formula="of:=[.G41]*100000/[.H41]" office:value-type="float" office:value="0.0210314885128534" calcext:value-type="float">
            <text:p>0.021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216" table:number-columns-repeated="4"/>
          <table:table-cell table:style-name="ce252"/>
          <table:table-cell table:style-name="ce258"/>
          <table:table-cell table:style-name="ce272"/>
          <table:table-cell table:number-columns-repeated="101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204" table:formula="of:=SUM([.F32:.F42])" office:value-type="float" office:value="101742" calcext:value-type="float">
            <text:p>101742</text:p>
          </table:table-cell>
          <table:table-cell table:style-name="ce204" table:formula="of:=SUM([.G32:.G42])" office:value-type="float" office:value="3771" calcext:value-type="float">
            <text:p>3771</text:p>
          </table:table-cell>
          <table:table-cell table:style-name="ce251" table:formula="of:=SUM([.H32:.H41])" office:value-type="float" office:value="2065379959" calcext:value-type="float">
            <text:p>2,065,379,959</text:p>
          </table:table-cell>
          <table:table-cell table:style-name="ce257" table:formula="of:=[.F43]*100000/[.H43]" office:value-type="float" office:value="4.92606697168015" calcext:value-type="float">
            <text:p>4.93</text:p>
          </table:table-cell>
          <table:table-cell table:style-name="ce271" table:formula="of:=[.G43]*100000/[.H43]" office:value-type="float" office:value="0.182581417214187" calcext:value-type="float">
            <text:p>0.182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216" table:number-columns-repeated="3"/>
          <table:table-cell table:style-name="ce258" table:number-columns-repeated="2"/>
          <table:table-cell table:number-columns-repeated="1014"/>
        </table:table-row>
        <table:table-row table:style-name="ro1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1014"/>
        </table:table-row>
        <table:table-row table:style-name="ro7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7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table:number-columns-repeated="3"/>
          <table:table-cell table:style-name="ce131" office:value-type="string" calcext:value-type="string">
            <text:p>Europe 歐洲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20]" office:value-type="float" office:value="939.893225096236" calcext:value-type="float">
            <text:p>939.89</text:p>
          </table:table-cell>
          <table:table-cell table:style-name="ce228" table:formula="of:=[.I43]" office:value-type="float" office:value="4.92606697168015" calcext:value-type="float">
            <text:p>4.93</text:p>
          </table:table-cell>
          <table:table-cell table:style-name="ce171"/>
          <table:table-cell table:style-name="ce48" table:formula="of:=[.F50]/[.G50]" office:value-type="float" office:value="190.799928320029" calcext:value-type="float">
            <text:p>191</text:p>
          </table:table-cell>
          <table:table-cell table:style-name="ce274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28" table:formula="of:=[.J20]" office:value-type="float" office:value="63.369011059827" calcext:value-type="float">
            <text:p>63.37</text:p>
          </table:table-cell>
          <table:table-cell table:style-name="ce235" table:formula="of:=[.J43]" office:value-type="float" office:value="0.182581417214187" calcext:value-type="float">
            <text:p>0.1826</text:p>
          </table:table-cell>
          <table:table-cell table:style-name="ce171" table:number-columns-repeated="2"/>
          <table:table-cell table:style-name="ce59" table:formula="of:=[.F51]/[.G51]" office:value-type="float" office:value="347.072621226773" calcext:value-type="float">
            <text:p>34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1014"/>
        </table:table-row>
        <table:table-row table:style-name="ro2" table:number-rows-repeated="14">
          <table:table-cell table:style-name="ce8" table:number-columns-repeated="10"/>
          <table:table-cell table:number-columns-repeated="1014"/>
        </table:table-row>
        <table:table-row table:style-name="ro2" table:number-rows-repeated="1047934">
          <table:table-cell table:number-columns-repeated="1024"/>
        </table:table-row>
        <table:table-row table:style-name="ro8" table:number-rows-repeated="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iwanEurope" table:style-name="ta1">
        <office:forms form:automatic-focus="false" form:apply-design-mode="false"/>
        <table:table-column table:style-name="co12" table:default-cell-style-name="ce118"/>
        <table:table-column table:style-name="co13" table:default-cell-style-name="ce253"/>
        <table:table-column table:style-name="co11" table:default-cell-style-name="ce282"/>
        <table:table-column table:style-name="co9" table:default-cell-style-name="ce303"/>
        <table:table-column table:style-name="co14" table:default-cell-style-name="ce305"/>
        <table:table-column table:style-name="co15" table:default-cell-style-name="ce311"/>
        <table:table-column table:style-name="co16" table:default-cell-style-name="ce311"/>
        <table:table-column table:style-name="co17" table:default-cell-style-name="ce315"/>
        <table:table-column table:style-name="co18" table:default-cell-style-name="ce317"/>
        <table:table-column table:style-name="co11" table:default-cell-style-name="ce311"/>
        <table:table-row table:style-name="ro13">
          <table:table-cell table:style-name="Default" table:number-columns-repeated="10"/>
        </table:table-row>
        <table:table-row table:style-name="ro14"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 COVID-19</text:p>
          </table:table-cell>
          <table:table-cell table:style-name="ce158" table:number-columns-repeated="3"/>
          <table:table-cell table:style-name="ce222" office:value-type="string" calcext:value-type="string">
            <text:p>Date:</text:p>
          </table:table-cell>
          <table:table-cell table:style-name="ce319" table:formula="of:==[$EuropeEastAsian.J2]" office:value-type="string" office:string-value="2020-03-30" calcext:value-type="string">
            <text:p>2020-03-30</text:p>
          </table:table-cell>
        </table:table-row>
        <table:table-row table:style-name="ro15">
          <table:table-cell table:style-name="ce31"/>
          <table:table-cell table:style-name="ce159" table:number-columns-repeated="8"/>
          <table:table-cell table:style-name="ce55"/>
        </table:table-row>
        <table:table-row table:style-name="ro14">
          <table:table-cell table:style-name="ce238" office:value-type="string" calcext:value-type="string">
            <text:p>Taiwan and European countries comparison 台灣 歐洲比較</text:p>
          </table:table-cell>
          <table:table-cell table:style-name="ce242" table:number-columns-repeated="6"/>
          <table:table-cell table:style-name="ce314" table:number-columns-repeated="2"/>
          <table:table-cell table:style-name="ce320"/>
        </table:table-row>
        <table:table-row table:style-name="ro15">
          <table:table-cell table:style-name="ce239"/>
          <table:table-cell table:style-name="ce243" table:number-columns-repeated="2"/>
          <table:table-cell table:number-columns-repeated="2" table:style-name="ce284" office:value-type="string" calcext:value-type="string">
            <text:p>Cases per</text:p>
          </table:table-cell>
          <table:table-cell table:style-name="ce284" office:value-type="string" calcext:value-type="string">
            <text:p>Cases</text:p>
          </table:table-cell>
          <table:table-cell table:style-name="ce284"/>
          <table:table-cell table:number-columns-repeated="2" table:style-name="ce284" office:value-type="string" calcext:value-type="string">
            <text:p>Deaths per</text:p>
          </table:table-cell>
          <table:table-cell table:style-name="ce284" office:value-type="string" calcext:value-type="string">
            <text:p>Deaths</text:p>
          </table:table-cell>
        </table:table-row>
        <table:table-row table:style-name="ro15">
          <table:table-cell/>
          <table:table-cell table:style-name="ce155" table:number-columns-repeated="2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  <table:table-cell table:style-name="ce28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</table:table-row>
        <table:table-row table:style-name="ro15">
          <table:table-cell/>
          <table:table-cell table:style-name="ce155" table:number-columns-repeated="2"/>
          <table:table-cell table:style-name="ce286" office:value-type="string" calcext:value-type="string">
            <text:p>European</text:p>
          </table:table-cell>
          <table:table-cell table:style-name="ce285" office:value-type="string" calcext:value-type="string">
            <text:p>Taiwan</text:p>
          </table:table-cell>
          <table:table-cell table:style-name="ce307" office:value-type="string" calcext:value-type="string">
            <text:p>Taiwan</text:p>
          </table:table-cell>
          <table:table-cell table:style-name="ce307"/>
          <table:table-cell table:style-name="ce286" office:value-type="string" calcext:value-type="string">
            <text:p>European</text:p>
          </table:table-cell>
          <table:table-cell table:style-name="ce285" office:value-type="string" calcext:value-type="string">
            <text:p>Taiwan</text:p>
          </table:table-cell>
          <table:table-cell table:style-name="ce307" office:value-type="string" calcext:value-type="string">
            <text:p>Taiwan</text:p>
          </table:table-cell>
        </table:table-row>
        <table:table-row table:style-name="ro15">
          <table:table-cell/>
          <table:table-cell table:style-name="ce155" table:number-columns-repeated="2"/>
          <table:table-cell table:number-columns-repeated="2" table:style-name="ce286" office:value-type="string" calcext:value-type="string">
            <text:p>每百萬人感染</text:p>
          </table:table-cell>
          <table:table-cell table:style-name="ce307" office:value-type="string" calcext:value-type="string">
            <text:p>對比台灣之</text:p>
          </table:table-cell>
          <table:table-cell table:style-name="ce307"/>
          <table:table-cell table:style-name="ce286" office:value-type="string" calcext:value-type="string">
            <text:p>每百萬人感染</text:p>
          </table:table-cell>
          <table:table-cell table:style-name="ce286" office:value-type="string" calcext:value-type="string">
            <text:p>每百萬人死亡</text:p>
          </table:table-cell>
          <table:table-cell table:style-name="ce307" office:value-type="string" calcext:value-type="string">
            <text:p>對比台灣之</text:p>
          </table:table-cell>
        </table:table-row>
        <table:table-row table:style-name="ro15">
          <table:table-cell table:style-name="ce120"/>
          <table:table-cell table:style-name="ce156" table:number-columns-repeated="2"/>
          <table:table-cell table:style-name="ce301" office:value-type="string" calcext:value-type="string">
            <text:p>歐洲國家</text:p>
          </table:table-cell>
          <table:table-cell table:style-name="ce301" office:value-type="string" calcext:value-type="string">
            <text:p>台灣</text:p>
          </table:table-cell>
          <table:table-cell table:style-name="ce308" office:value-type="string" calcext:value-type="string">
            <text:p>感染倍數</text:p>
          </table:table-cell>
          <table:table-cell table:style-name="ce313"/>
          <table:table-cell table:style-name="ce301" office:value-type="string" calcext:value-type="string">
            <text:p>歐洲國家</text:p>
          </table:table-cell>
          <table:table-cell table:style-name="ce301" office:value-type="string" calcext:value-type="string">
            <text:p>台灣</text:p>
          </table:table-cell>
          <table:table-cell table:style-name="ce308" office:value-type="string" calcext:value-type="string">
            <text:p>死亡倍數</text:p>
          </table:table-cell>
        </table:table-row>
        <table:table-row table:style-name="ro15">
          <table:table-cell table:style-name="ce239"/>
          <table:table-cell table:style-name="ce249" table:formula="of:=[$EuropeEastAsian.D9]" office:value-type="string" office:string-value="Italy" calcext:value-type="string">
            <text:p>Italy</text:p>
          </table:table-cell>
          <table:table-cell table:style-name="ce255" table:formula="of:=[$EuropeEastAsian.E9]" office:value-type="string" office:string-value="意大利" calcext:value-type="string">
            <text:p>意大利</text:p>
          </table:table-cell>
          <table:table-cell table:formula="of:=[$EuropeEastAsian.I9]" office:value-type="float" office:value="1613.35886041429" calcext:value-type="float">
            <text:p>1,613.36</text:p>
          </table:table-cell>
          <table:table-cell table:formula="of:=[$EuropeEastAsian.I41]" office:value-type="float" office:value="12.8712709698663" calcext:value-type="float">
            <text:p>12.87</text:p>
          </table:table-cell>
          <table:table-cell table:formula="of:=[.D10]/[.E10]" office:value-type="float" office:value="125.345730362715" calcext:value-type="float">
            <text:p>125</text:p>
          </table:table-cell>
          <table:table-cell/>
          <table:table-cell table:formula="of:=[$EuropeEastAsian.J9]" office:value-type="float" office:value="17.8017946303122" calcext:value-type="float">
            <text:p>17.8018</text:p>
          </table:table-cell>
          <table:table-cell table:formula="of:=[$EuropeEastAsian.J41]" office:value-type="float" office:value="0.0210314885128534" calcext:value-type="float">
            <text:p>0.0210</text:p>
          </table:table-cell>
          <table:table-cell table:style-name="ce321" table:formula="of:=[.H10]/[.I10]" office:value-type="float" office:value="846.435316237015" calcext:value-type="float">
            <text:p>846</text:p>
          </table:table-cell>
        </table:table-row>
        <table:table-row table:style-name="ro15">
          <table:table-cell/>
          <table:table-cell table:formula="of:=[$EuropeEastAsian.D10]" office:value-type="string" office:string-value="Spain" calcext:value-type="string">
            <text:p>Spain</text:p>
          </table:table-cell>
          <table:table-cell table:formula="of:=[$EuropeEastAsian.E10]" office:value-type="string" office:string-value="西班牙" calcext:value-type="string">
            <text:p>西班牙</text:p>
          </table:table-cell>
          <table:table-cell table:formula="of:=[$EuropeEastAsian.I10]" office:value-type="float" office:value="1714.06773971743" calcext:value-type="float">
            <text:p>1,714.07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1]/[.E11]" office:value-type="float" office:value="133.170045423668" calcext:value-type="float">
            <text:p>133</text:p>
          </table:table-cell>
          <table:table-cell/>
          <table:table-cell table:formula="of:=[$EuropeEastAsian.J10]" office:value-type="float" office:value="14.5559890566692" calcext:value-type="float">
            <text:p>14.5560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style-name="ce321" table:formula="of:=[.H11]/[.I11]" office:value-type="float" office:value="692.104557781221" calcext:value-type="float">
            <text:p>692</text:p>
          </table:table-cell>
        </table:table-row>
        <table:table-row table:style-name="ro15">
          <table:table-cell/>
          <table:table-cell table:formula="of:=[$EuropeEastAsian.D11]" office:value-type="string" office:string-value="Germany" calcext:value-type="string">
            <text:p>Germany</text:p>
          </table:table-cell>
          <table:table-cell table:formula="of:=[$EuropeEastAsian.E11]" office:value-type="string" office:string-value="德國" calcext:value-type="string">
            <text:p>德國</text:p>
          </table:table-cell>
          <table:table-cell table:formula="of:=[$EuropeEastAsian.I11]" office:value-type="float" office:value="747.631815756891" calcext:value-type="float">
            <text:p>747.63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2]/[.E12]" office:value-type="float" office:value="58.0853139916967" calcext:value-type="float">
            <text:p>58</text:p>
          </table:table-cell>
          <table:table-cell/>
          <table:table-cell table:formula="of:=[$EuropeEastAsian.J11]" office:value-type="float" office:value="0.647771960801535" calcext:value-type="float">
            <text:p>0.6478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formula="of:=[.H12]/[.I12]" office:value-type="float" office:value="30.8001005447451" calcext:value-type="float">
            <text:p>31</text:p>
          </table:table-cell>
        </table:table-row>
        <table:table-row table:style-name="ro15">
          <table:table-cell/>
          <table:table-cell table:formula="of:=[$EuropeEastAsian.D12]" office:value-type="string" office:string-value="France" calcext:value-type="string">
            <text:p>France</text:p>
          </table:table-cell>
          <table:table-cell table:formula="of:=[$EuropeEastAsian.E12]" office:value-type="string" office:string-value="法國" calcext:value-type="string">
            <text:p>法國</text:p>
          </table:table-cell>
          <table:table-cell table:formula="of:=[$EuropeEastAsian.I12]" office:value-type="float" office:value="616.830458742281" calcext:value-type="float">
            <text:p>616.83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3]/[.E13]" office:value-type="float" office:value="47.9230419580461" calcext:value-type="float">
            <text:p>48</text:p>
          </table:table-cell>
          <table:table-cell/>
          <table:table-cell table:formula="of:=[$EuropeEastAsian.J12]" office:value-type="float" office:value="4.00124502285654" calcext:value-type="float">
            <text:p>4.0012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style-name="ce321" table:formula="of:=[.H13]/[.I13]" office:value-type="float" office:value="190.250206038017" calcext:value-type="float">
            <text:p>190</text:p>
          </table:table-cell>
        </table:table-row>
        <table:table-row table:style-name="ro15">
          <table:table-cell/>
          <table:table-cell table:formula="of:=[$EuropeEastAsian.D14]" office:value-type="string" office:string-value="Switzerland" calcext:value-type="string">
            <text:p>Switzerland</text:p>
          </table:table-cell>
          <table:table-cell table:formula="of:=[$EuropeEastAsian.E14]" office:value-type="string" office:string-value="瑞士" calcext:value-type="string">
            <text:p>瑞士</text:p>
          </table:table-cell>
          <table:table-cell table:formula="of:=[$EuropeEastAsian.I14]" office:value-type="float" office:value="1739.42091856184" calcext:value-type="float">
            <text:p>1,739.42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4]/[.E14]" office:value-type="float" office:value="135.139794868285" calcext:value-type="float">
            <text:p>135</text:p>
          </table:table-cell>
          <table:table-cell/>
          <table:table-cell table:formula="of:=[$EuropeEastAsian.J14]" office:value-type="float" office:value="3.49187818233773" calcext:value-type="float">
            <text:p>3.4919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formula="of:=[.H14]/[.I14]" office:value-type="float" office:value="166.030957828005" calcext:value-type="float">
            <text:p>166</text:p>
          </table:table-cell>
        </table:table-row>
        <table:table-row table:style-name="ro15">
          <table:table-cell/>
          <table:table-cell table:formula="of:=[$EuropeEastAsian.D13]" office:value-type="string" office:string-value="United Kingdom" calcext:value-type="string">
            <text:p>United Kingdom</text:p>
          </table:table-cell>
          <table:table-cell table:formula="of:=[$EuropeEastAsian.E13]" office:value-type="string" office:string-value="英國" calcext:value-type="string">
            <text:p>英國</text:p>
          </table:table-cell>
          <table:table-cell table:formula="of:=[$EuropeEastAsian.I13]" office:value-type="float" office:value="289.781580890983" calcext:value-type="float">
            <text:p>289.78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5]/[.E15]" office:value-type="float" office:value="22.5138280104124" calcext:value-type="float">
            <text:p>23</text:p>
          </table:table-cell>
          <table:table-cell/>
          <table:table-cell table:formula="of:=[$EuropeEastAsian.J13]" office:value-type="float" office:value="1.81844642717629" calcext:value-type="float">
            <text:p>1.8184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formula="of:=[.H15]/[.I15]" office:value-type="float" office:value="86.4630397446641" calcext:value-type="float">
            <text:p>86</text:p>
          </table:table-cell>
        </table:table-row>
        <table:table-row table:style-name="ro15">
          <table:table-cell/>
          <table:table-cell table:formula="of:=[$EuropeEastAsian.D15]" office:value-type="string" office:string-value="Netherlands" calcext:value-type="string">
            <text:p>Netherlands</text:p>
          </table:table-cell>
          <table:table-cell table:formula="of:=[$EuropeEastAsian.E15]" office:value-type="string" office:string-value="荷蘭" calcext:value-type="string">
            <text:p>荷蘭</text:p>
          </table:table-cell>
          <table:table-cell table:formula="of:=[$EuropeEastAsian.I15]" office:value-type="float" office:value="638.879156911131" calcext:value-type="float">
            <text:p>638.88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6]/[.E16]" office:value-type="float" office:value="49.6360583509469" calcext:value-type="float">
            <text:p>50</text:p>
          </table:table-cell>
          <table:table-cell/>
          <table:table-cell table:formula="of:=[$EuropeEastAsian.J15]" office:value-type="float" office:value="4.515377727139" calcext:value-type="float">
            <text:p>4.5154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formula="of:=[.H16]/[.I16]" office:value-type="float" office:value="214.696060356329" calcext:value-type="float">
            <text:p>215</text:p>
          </table:table-cell>
        </table:table-row>
        <table:table-row table:style-name="ro15">
          <table:table-cell/>
          <table:table-cell table:formula="of:=[$EuropeEastAsian.D16]" office:value-type="string" office:string-value="Belgium" calcext:value-type="string">
            <text:p>Belgium</text:p>
          </table:table-cell>
          <table:table-cell table:formula="of:=[$EuropeEastAsian.E16]" office:value-type="string" office:string-value="比利時" calcext:value-type="string">
            <text:p>比利時</text:p>
          </table:table-cell>
          <table:table-cell table:formula="of:=[$EuropeEastAsian.I16]" office:value-type="float" office:value="1031.16923273175" calcext:value-type="float">
            <text:p>1,031.17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7]/[.E17]" office:value-type="float" office:value="80.1140178888228" calcext:value-type="float">
            <text:p>80</text:p>
          </table:table-cell>
          <table:table-cell/>
          <table:table-cell table:formula="of:=[$EuropeEastAsian.J16]" office:value-type="float" office:value="4.60165444642877" calcext:value-type="float">
            <text:p>4.6017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formula="of:=[.H17]/[.I17]" office:value-type="float" office:value="218.798324408492" calcext:value-type="float">
            <text:p>219</text:p>
          </table:table-cell>
        </table:table-row>
        <table:table-row table:style-name="ro15">
          <table:table-cell/>
          <table:table-cell table:formula="of:=[$EuropeEastAsian.D17]" office:value-type="string" office:string-value="Austria" calcext:value-type="string">
            <text:p>Austria</text:p>
          </table:table-cell>
          <table:table-cell table:formula="of:=[$EuropeEastAsian.E17]" office:value-type="string" office:string-value="奧地利" calcext:value-type="string">
            <text:p>奧地利</text:p>
          </table:table-cell>
          <table:table-cell table:formula="of:=[$EuropeEastAsian.I17]" office:value-type="float" office:value="979.776668093786" calcext:value-type="float">
            <text:p>979.78</text:p>
          </table:table-cell>
          <table:table-cell table:formula="of:=[.$E$10]" office:value-type="float" office:value="12.8712709698663" calcext:value-type="float">
            <text:p>12.87</text:p>
          </table:table-cell>
          <table:table-cell table:formula="of:=[.D18]/[.E18]" office:value-type="float" office:value="76.1212059312249" calcext:value-type="float">
            <text:p>76</text:p>
          </table:table-cell>
          <table:table-cell/>
          <table:table-cell table:formula="of:=[$EuropeEastAsian.J17]" office:value-type="float" office:value="0.960346403647887" calcext:value-type="float">
            <text:p>0.9603</text:p>
          </table:table-cell>
          <table:table-cell table:formula="of:=[.$I$10]" office:value-type="float" office:value="0.0210314885128534" calcext:value-type="float">
            <text:p>0.0210</text:p>
          </table:table-cell>
          <table:table-cell table:formula="of:=[.H18]/[.I18]" office:value-type="float" office:value="45.6623126347416" calcext:value-type="float">
            <text:p>46</text:p>
          </table:table-cell>
        </table:table-row>
        <table:table-row table:style-name="ro15">
          <table:table-cell table:style-name="ce120"/>
          <table:table-cell table:style-name="ce254" table:formula="of:=[$EuropeEastAsian.D18]" office:value-type="string" office:string-value="Portugal" calcext:value-type="string">
            <text:p>Portugal</text:p>
          </table:table-cell>
          <table:table-cell table:style-name="ce283" table:formula="of:=[$EuropeEastAsian.E18]" office:value-type="string" office:string-value="葡萄牙" calcext:value-type="string">
            <text:p>葡萄牙</text:p>
          </table:table-cell>
          <table:table-cell table:style-name="ce304" table:formula="of:=[$EuropeEastAsian.I18]" office:value-type="float" office:value="1108.41392511457" calcext:value-type="float">
            <text:p>1,108.41</text:p>
          </table:table-cell>
          <table:table-cell table:style-name="ce306" table:formula="of:=[.$E$10]" office:value-type="float" office:value="12.8712709698663" calcext:value-type="float">
            <text:p>12.87</text:p>
          </table:table-cell>
          <table:table-cell table:style-name="ce312" table:formula="of:=[.D19]/[.E19]" office:value-type="float" office:value="86.1153438311999" calcext:value-type="float">
            <text:p>86</text:p>
          </table:table-cell>
          <table:table-cell table:style-name="ce312"/>
          <table:table-cell table:style-name="ce316" table:formula="of:=[$EuropeEastAsian.J18]" office:value-type="float" office:value="2.2123659357369" calcext:value-type="float">
            <text:p>2.2124</text:p>
          </table:table-cell>
          <table:table-cell table:style-name="ce318" table:formula="of:=[.$I$10]" office:value-type="float" office:value="0.0210314885128534" calcext:value-type="float">
            <text:p>0.0210</text:p>
          </table:table-cell>
          <table:table-cell table:style-name="ce312" table:formula="of:=[.H19]/[.I19]" office:value-type="float" office:value="105.193026845666" calcext:value-type="float">
            <text:p>105</text:p>
          </table:table-cell>
        </table:table-row>
      </table:table>
      <table:table table:name="HongKongCities" table:style-name="ta1">
        <office:forms form:automatic-focus="false" form:apply-design-mode="false"/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6" table:default-cell-style-name="ce3"/>
        <table:table-column table:style-name="co22" table:default-cell-style-name="ce3"/>
        <table:table-column table:style-name="co24" table:default-cell-style-name="ce3"/>
        <table:table-column table:style-name="co25" table:default-cell-style-name="ce3"/>
        <table:table-column table:style-name="co11" table:number-columns-repeated="1013" table:default-cell-style-name="ce3"/>
        <table:table-row table:style-name="ro7">
          <table:table-cell table:style-name="ce8"/>
          <table:table-cell table:style-name="ce112"/>
          <table:table-cell table:style-name="ce8" table:number-columns-repeated="8"/>
          <table:table-cell table:number-columns-repeated="1013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:</text:p>
          </table:table-cell>
          <table:table-cell table:style-name="ce299" table:formula="of:=[$EuropeEastAsian.J2]" office:value-type="string" office:string-value="2020-03-30" calcext:value-type="string">
            <text:p>2020-03-30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1013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50" table:number-columns-repeated="7"/>
          <table:table-cell table:style-name="ce298"/>
          <table:table-cell table:number-columns-repeated="1013"/>
        </table:table-row>
        <table:table-row table:style-name="ro2">
          <table:table-cell table:style-name="ce8"/>
          <table:table-cell table:style-name="ce113"/>
          <table:table-cell table:style-name="ce150" table:number-columns-repeated="7"/>
          <table:table-cell table:style-name="ce298"/>
          <table:table-cell table:number-columns-repeated="1013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4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4" office:value-type="string" calcext:value-type="string">
            <text:p>Lombardy</text:p>
          </table:table-cell>
          <table:table-cell table:style-name="ce24" office:value-type="string" calcext:value-type="string">
            <text:p>倫巴底大區</text:p>
          </table:table-cell>
          <table:table-cell table:style-name="ce24" office:value-type="float" office:value="41007" calcext:value-type="float">
            <text:p>41007</text:p>
          </table:table-cell>
          <table:table-cell table:style-name="ce24" office:value-type="float" office:value="6360" calcext:value-type="float">
            <text:p>6360</text:p>
          </table:table-cell>
          <table:table-cell table:style-name="ce41" office:value-type="float" office:value="10078012" calcext:value-type="float">
            <text:p>10,078,012</text:p>
          </table:table-cell>
          <table:table-cell table:style-name="ce24"/>
          <table:table-cell table:style-name="ce46" table:formula="of:=[.D10]*1000000/[.F10]" office:value-type="float" office:value="4068.95725069587" calcext:value-type="float">
            <text:p>4068.96</text:p>
          </table:table-cell>
          <table:table-cell table:style-name="ce53" table:formula="of:=[.E10]*100000/[.F10]" office:value-type="float" office:value="63.1076843329815" calcext:value-type="float">
            <text:p>63.1077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25" office:value-type="float" office:value="33768" calcext:value-type="float">
            <text:p>33768</text:p>
          </table:table-cell>
          <table:table-cell table:style-name="ce25" office:value-type="float" office:value="678" calcext:value-type="float">
            <text:p>678</text:p>
          </table:table-cell>
          <table:table-cell table:style-name="ce41" office:value-type="float" office:value="8398748" calcext:value-type="float">
            <text:p>8,398,748</text:p>
          </table:table-cell>
          <table:table-cell table:style-name="ce25"/>
          <table:table-cell table:style-name="ce46" table:formula="of:=[.D11]*1000000/[.F11]" office:value-type="float" office:value="4020.59926074696" calcext:value-type="float">
            <text:p>4020.60</text:p>
          </table:table-cell>
          <table:table-cell table:style-name="ce53" table:formula="of:=[.E11]*100000/[.F11]" office:value-type="float" office:value="8.07263177797453" calcext:value-type="float">
            <text:p>8.0726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24" office:value-type="float" office:value="22677" calcext:value-type="float">
            <text:p>22677</text:p>
          </table:table-cell>
          <table:table-cell table:style-name="ce24" office:value-type="float" office:value="3082" calcext:value-type="float">
            <text:p>3082</text:p>
          </table:table-cell>
          <table:table-cell table:style-name="ce41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3403.95881145292" calcext:value-type="float">
            <text:p>3403.96</text:p>
          </table:table-cell>
          <table:table-cell table:style-name="ce53" table:formula="of:=[.E12]*100000/[.F12]" office:value-type="float" office:value="46.2627378264229" calcext:value-type="float">
            <text:p>46.2627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5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197" office:value-type="float" office:value="5299" calcext:value-type="float">
            <text:p>5299</text:p>
          </table:table-cell>
          <table:table-cell table:style-name="ce25" office:value-type="float" office:value="662" calcext:value-type="float">
            <text:p>662</text:p>
          </table:table-cell>
          <table:table-cell table:style-name="ce41" office:value-type="float" office:value="8908081" calcext:value-type="float">
            <text:p>8,908,081</text:p>
          </table:table-cell>
          <table:table-cell table:style-name="ce25"/>
          <table:table-cell table:style-name="ce46" table:formula="of:=[.D13]*1000000/[.F13]" office:value-type="float" office:value="594.853145138667" calcext:value-type="float">
            <text:p>594.85</text:p>
          </table:table-cell>
          <table:table-cell table:style-name="ce53" table:formula="of:=[.E13]*100000/[.F13]" office:value-type="float" office:value="7.43145465336474" calcext:value-type="float">
            <text:p>7.4315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4" table:formula="of:=[$EuropeEastAsian.F40]" office:value-type="float" office:value="641" calcext:value-type="float">
            <text:p>641</text:p>
          </table:table-cell>
          <table:table-cell table:style-name="ce24" table:formula="of:=[$EuropeEastAsian.G40]" office:value-type="float" office:value="4" calcext:value-type="float">
            <text:p>4</text:p>
          </table:table-cell>
          <table:table-cell table:style-name="ce41" office:value-type="float" office:value="7436154" calcext:value-type="float">
            <text:p>7,436,154</text:p>
          </table:table-cell>
          <table:table-cell table:style-name="ce24"/>
          <table:table-cell table:style-name="ce46" table:formula="of:=[.D14]*1000000/[.F14]" office:value-type="float" office:value="86.2004740622639" calcext:value-type="float">
            <text:p>86.20</text:p>
          </table:table-cell>
          <table:table-cell table:style-name="ce53" table:formula="of:=[.E14]*100000/[.F14]" office:value-type="float" office:value="0.0537912474647513" calcext:value-type="float">
            <text:p>0.0538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6" table:number-columns-repeated="8"/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326" office:value-type="string" calcext:value-type="string">
            <text:p>Distance 距離: </text:p>
          </table:table-cell>
          <table:table-cell table:style-name="ce19" office:value-type="string" calcext:value-type="string">
            <text:p/>
            <text:p>Wuhan to Hong Kong</text:p>
          </table:table-cell>
          <table:table-cell table:style-name="ce293"/>
          <table:table-cell table:style-name="ce19" office:value-type="string" calcext:value-type="string">
            <text:p>武漢至香港</text:p>
          </table:table-cell>
          <table:table-cell table:style-name="ce19" table:number-columns-repeated="2"/>
          <table:table-cell table:style-name="ce19" office:value-type="string" calcext:value-type="string">
            <text:p>919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Lombardy</text:p>
          </table:table-cell>
          <table:table-cell table:style-name="ce293"/>
          <table:table-cell table:style-name="ce19" office:value-type="string" calcext:value-type="string">
            <text:p>武漢至倫巴底</text:p>
          </table:table-cell>
          <table:table-cell table:style-name="ce19" table:number-columns-repeated="2"/>
          <table:table-cell table:style-name="ce19" office:value-type="string" calcext:value-type="string">
            <text:p>8,640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London</text:p>
          </table:table-cell>
          <table:table-cell table:style-name="ce293"/>
          <table:table-cell table:style-name="ce19" office:value-type="string" calcext:value-type="string">
            <text:p>武漢至倫敦</text:p>
          </table:table-cell>
          <table:table-cell table:style-name="ce19" table:number-columns-repeated="2"/>
          <table:table-cell table:style-name="ce19" office:value-type="string" calcext:value-type="string">
            <text:p>8,870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Madrid</text:p>
          </table:table-cell>
          <table:table-cell table:style-name="ce293"/>
          <table:table-cell table:style-name="ce19" office:value-type="string" calcext:value-type="string">
            <text:p>武漢至馬德里</text:p>
          </table:table-cell>
          <table:table-cell table:style-name="ce19" table:number-columns-repeated="2"/>
          <table:table-cell table:style-name="ce19" office:value-type="string" calcext:value-type="string">
            <text:p>9,860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New York</text:p>
          </table:table-cell>
          <table:table-cell table:style-name="ce293"/>
          <table:table-cell table:style-name="ce19" office:value-type="string" calcext:value-type="string">
            <text:p>武漢至紐約</text:p>
          </table:table-cell>
          <table:table-cell table:style-name="ce19" table:number-columns-repeated="2"/>
          <table:table-cell table:style-name="ce19" office:value-type="string" calcext:value-type="string">
            <text:p>12,033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95"/>
          <table:table-cell table:number-columns-repeated="1013"/>
        </table:table-row>
        <table:table-row table:style-name="ro16">
          <table:table-cell table:style-name="ce8" table:number-columns-repeated="10"/>
          <table:table-cell table:number-columns-repeated="1013"/>
        </table:table-row>
        <table:table-row table:style-name="ro17">
          <table:table-cell table:number-columns-repeated="1023"/>
        </table:table-row>
        <table:table-row table:style-name="ro2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:</text:p>
          </table:table-cell>
          <table:table-cell table:style-name="ce319" table:formula="of:=[$EuropeEastAsian.$J$2]" office:value-type="string" office:string-value="2020-03-30" calcext:value-type="string">
            <text:p>2020-03-30</text:p>
          </table:table-cell>
          <table:table-cell table:number-columns-repeated="1013"/>
        </table:table-row>
        <table:table-row table:style-name="ro2">
          <table:table-cell/>
          <table:table-cell table:style-name="ce31"/>
          <table:table-cell table:style-name="ce159" table:number-columns-repeated="7"/>
          <table:table-cell table:style-name="ce55"/>
          <table:table-cell table:number-columns-repeated="1013"/>
        </table:table-row>
        <table:table-row table:style-name="ro2">
          <table:table-cell/>
          <table:table-cell table:style-name="ce238" office:value-type="string" calcext:value-type="string">
            <text:p>Hong Kong and other cities comparison 香港及其他城市比較</text:p>
          </table:table-cell>
          <table:table-cell table:style-name="ce242" table:number-columns-repeated="5"/>
          <table:table-cell table:style-name="ce314" table:number-columns-repeated="2"/>
          <table:table-cell table:style-name="ce320"/>
          <table:table-cell table:number-columns-repeated="1013"/>
        </table:table-row>
        <table:table-row table:style-name="ro2">
          <table:table-cell/>
          <table:table-cell table:style-name="ce239"/>
          <table:table-cell table:style-name="ce243"/>
          <table:table-cell table:number-columns-repeated="2" table:style-name="ce284" office:value-type="string" calcext:value-type="string">
            <text:p>Cases per</text:p>
          </table:table-cell>
          <table:table-cell table:style-name="ce284" office:value-type="string" calcext:value-type="string">
            <text:p>Cases</text:p>
          </table:table-cell>
          <table:table-cell table:style-name="ce284"/>
          <table:table-cell table:number-columns-repeated="2" table:style-name="ce284" office:value-type="string" calcext:value-type="string">
            <text:p>Deaths per</text:p>
          </table:table-cell>
          <table:table-cell table:style-name="ce284" office:value-type="string" calcext:value-type="string">
            <text:p>Deaths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18"/>
          <table:table-cell table:style-name="ce15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  <table:table-cell table:style-name="ce28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18"/>
          <table:table-cell table:style-name="ce155"/>
          <table:table-cell table:style-name="ce286" office:value-type="string" calcext:value-type="string">
            <text:p>other cities</text:p>
          </table:table-cell>
          <table:table-cell table:style-name="ce286" office:value-type="string" calcext:value-type="string">
            <text:p>Hong Kong</text:p>
          </table:table-cell>
          <table:table-cell table:style-name="ce307" office:value-type="string" calcext:value-type="string">
            <text:p>Hong Kong</text:p>
          </table:table-cell>
          <table:table-cell table:style-name="ce307"/>
          <table:table-cell table:style-name="ce286" office:value-type="string" calcext:value-type="string">
            <text:p>other cities</text:p>
          </table:table-cell>
          <table:table-cell table:style-name="ce286" office:value-type="string" calcext:value-type="string">
            <text:p>Hong Kong</text:p>
          </table:table-cell>
          <table:table-cell table:style-name="ce307" office:value-type="string" calcext:value-type="string">
            <text:p>Hong Kong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18"/>
          <table:table-cell table:style-name="ce155"/>
          <table:table-cell table:number-columns-repeated="2" table:style-name="ce286" office:value-type="string" calcext:value-type="string">
            <text:p>每百萬人感染</text:p>
          </table:table-cell>
          <table:table-cell table:style-name="ce307" office:value-type="string" calcext:value-type="string">
            <text:p>對比香港之</text:p>
          </table:table-cell>
          <table:table-cell table:style-name="ce307"/>
          <table:table-cell table:number-columns-repeated="2" table:style-name="ce286" office:value-type="string" calcext:value-type="string">
            <text:p>每百萬人死亡</text:p>
          </table:table-cell>
          <table:table-cell table:style-name="ce307" office:value-type="string" calcext:value-type="string">
            <text:p>對比香港之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20"/>
          <table:table-cell table:style-name="ce156"/>
          <table:table-cell table:style-name="ce334" office:value-type="string" calcext:value-type="string">
            <text:p>其他城市</text:p>
          </table:table-cell>
          <table:table-cell table:style-name="ce301" office:value-type="string" calcext:value-type="string">
            <text:p>( 香港)</text:p>
          </table:table-cell>
          <table:table-cell table:style-name="ce308" office:value-type="string" calcext:value-type="string">
            <text:p>感染倍數</text:p>
          </table:table-cell>
          <table:table-cell table:style-name="ce313"/>
          <table:table-cell table:style-name="ce334" office:value-type="string" calcext:value-type="string">
            <text:p>其他城市</text:p>
          </table:table-cell>
          <table:table-cell table:style-name="ce301" office:value-type="string" calcext:value-type="string">
            <text:p>( 香港)</text:p>
          </table:table-cell>
          <table:table-cell table:style-name="ce308" office:value-type="string" calcext:value-type="string">
            <text:p>死亡倍數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39"/>
          <table:table-cell table:style-name="ce255"/>
          <table:table-cell table:style-name="ce286" table:number-columns-repeated="2"/>
          <table:table-cell table:style-name="ce335" table:number-columns-repeated="2"/>
          <table:table-cell table:style-name="ce315"/>
          <table:table-cell table:style-name="ce317"/>
          <table:table-cell table:style-name="ce341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6" office:value-type="string" calcext:value-type="string">
            <text:p>Lombardy</text:p>
          </table:table-cell>
          <table:table-cell table:style-name="ce24" office:value-type="string" calcext:value-type="string">
            <text:p>倫巴底大區</text:p>
          </table:table-cell>
          <table:table-cell table:style-name="ce303" table:formula="of:=[.H10]" office:value-type="float" office:value="4068.95725069587" calcext:value-type="float">
            <text:p>4,068.96</text:p>
          </table:table-cell>
          <table:table-cell table:style-name="ce305" table:formula="of:=[.$H$14]" office:value-type="float" office:value="86.2004740622639" calcext:value-type="float">
            <text:p>86.20</text:p>
          </table:table-cell>
          <table:table-cell table:style-name="ce311" table:formula="of:=[.D34]/[.H34]" office:value-type="float" office:value="64.4764150943396" calcext:value-type="float">
            <text:p>64</text:p>
          </table:table-cell>
          <table:table-cell table:style-name="ce311"/>
          <table:table-cell table:style-name="ce315" table:formula="of:=[.I10]" office:value-type="float" office:value="63.1076843329815" calcext:value-type="float">
            <text:p>63.1077</text:p>
          </table:table-cell>
          <table:table-cell table:style-name="ce317" table:formula="of:=[.$I$14]" office:value-type="float" office:value="0.0537912474647513" calcext:value-type="float">
            <text:p>0.0538</text:p>
          </table:table-cell>
          <table:table-cell table:style-name="ce342" table:formula="of:=[.H34]/[.I34]" office:value-type="float" office:value="1173.1961482086" calcext:value-type="float">
            <text:p>1173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9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303" table:formula="of:=[.H11]" office:value-type="float" office:value="4020.59926074696" calcext:value-type="float">
            <text:p>4,020.60</text:p>
          </table:table-cell>
          <table:table-cell table:style-name="ce305" table:formula="of:=[.$H$14]" office:value-type="float" office:value="86.2004740622639" calcext:value-type="float">
            <text:p>86.20</text:p>
          </table:table-cell>
          <table:table-cell table:style-name="ce311" table:formula="of:=[.D35]/[.H35]" office:value-type="float" office:value="498.053097345133" calcext:value-type="float">
            <text:p>498</text:p>
          </table:table-cell>
          <table:table-cell table:style-name="ce311"/>
          <table:table-cell table:style-name="ce315" table:formula="of:=[.I11]" office:value-type="float" office:value="8.07263177797453" calcext:value-type="float">
            <text:p>8.0726</text:p>
          </table:table-cell>
          <table:table-cell table:style-name="ce317" table:formula="of:=[.$I$14]" office:value-type="float" office:value="0.0537912474647513" calcext:value-type="float">
            <text:p>0.0538</text:p>
          </table:table-cell>
          <table:table-cell table:style-name="ce311" table:formula="of:=[.H35]/[.I35]" office:value-type="float" office:value="150.073332715781" calcext:value-type="float">
            <text:p>150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6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303" table:formula="of:=[.H12]" office:value-type="float" office:value="3403.95881145292" calcext:value-type="float">
            <text:p>3,403.96</text:p>
          </table:table-cell>
          <table:table-cell table:style-name="ce305" table:formula="of:=[.$H$14]" office:value-type="float" office:value="86.2004740622639" calcext:value-type="float">
            <text:p>86.20</text:p>
          </table:table-cell>
          <table:table-cell table:style-name="ce311" table:formula="of:=[.D36]/[.H36]" office:value-type="float" office:value="73.5788449059053" calcext:value-type="float">
            <text:p>74</text:p>
          </table:table-cell>
          <table:table-cell table:style-name="ce311"/>
          <table:table-cell table:style-name="ce315" table:formula="of:=[.I12]" office:value-type="float" office:value="46.2627378264229" calcext:value-type="float">
            <text:p>46.2627</text:p>
          </table:table-cell>
          <table:table-cell table:style-name="ce317" table:formula="of:=[.$I$14]" office:value-type="float" office:value="0.0537912474647513" calcext:value-type="float">
            <text:p>0.0538</text:p>
          </table:table-cell>
          <table:table-cell table:style-name="ce311" table:formula="of:=[.H36]/[.I36]" office:value-type="float" office:value="860.042107347264" calcext:value-type="float">
            <text:p>860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9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303" table:formula="of:=[.H13]" office:value-type="float" office:value="594.853145138667" calcext:value-type="float">
            <text:p>594.85</text:p>
          </table:table-cell>
          <table:table-cell table:style-name="ce305" table:formula="of:=[.$H$14]" office:value-type="float" office:value="86.2004740622639" calcext:value-type="float">
            <text:p>86.20</text:p>
          </table:table-cell>
          <table:table-cell table:style-name="ce311" table:formula="of:=[.D37]/[.H37]" office:value-type="float" office:value="80.0453172205438" calcext:value-type="float">
            <text:p>80</text:p>
          </table:table-cell>
          <table:table-cell table:style-name="ce311"/>
          <table:table-cell table:style-name="ce315" table:formula="of:=[.I13]" office:value-type="float" office:value="7.43145465336474" calcext:value-type="float">
            <text:p>7.4315</text:p>
          </table:table-cell>
          <table:table-cell table:style-name="ce317" table:formula="of:=[.$I$14]" office:value-type="float" office:value="0.0537912474647513" calcext:value-type="float">
            <text:p>0.0538</text:p>
          </table:table-cell>
          <table:table-cell table:style-name="ce311" table:formula="of:=[.H37]/[.I37]" office:value-type="float" office:value="138.153603116092" calcext:value-type="float">
            <text:p>138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20"/>
          <table:table-cell table:style-name="ce283"/>
          <table:table-cell table:style-name="ce304"/>
          <table:table-cell table:style-name="ce306"/>
          <table:table-cell table:style-name="ce312" table:number-columns-repeated="2"/>
          <table:table-cell table:style-name="ce316"/>
          <table:table-cell table:style-name="ce318"/>
          <table:table-cell table:style-name="ce312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9"/>
          <table:table-cell table:number-columns-repeated="1013"/>
        </table:table-row>
        <table:table-row table:style-name="ro2">
          <table:table-cell table:number-columns-repeated="8"/>
          <table:table-cell table:style-name="ce291" office:value-type="string" calcext:value-type="string">
            <text:p>Ratio greater than 1000</text:p>
          </table:table-cell>
          <table:table-cell table:style-name="ce291"/>
          <table:table-cell table:number-columns-repeated="1013"/>
        </table:table-row>
        <table:table-row table:style-name="ro2">
          <table:table-cell table:number-columns-repeated="8"/>
          <table:table-cell table:style-name="ce291" office:value-type="string" calcext:value-type="string">
            <text:p>比例大於 1000</text:p>
          </table:table-cell>
          <table:table-cell table:style-name="ce291"/>
          <table:table-cell table:number-columns-repeated="1013"/>
        </table:table-row>
        <table:table-row table:style-name="ro2" table:number-rows-repeated="1047975">
          <table:table-cell table:number-columns-repeated="1023"/>
        </table:table-row>
        <table:table-row table:style-name="ro8" table:number-rows-repeated="559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00/00/00</text:date>, <text:time style:data-style-name="N2" text:time-value="13:54:41.825394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4" meta:cell-count="586" meta:object-count="0"/>
  </office:meta>
</office:document-meta>
</file>